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237b" officeooo:paragraph-rsid="0016237b"/>
    </style:style>
    <style:style style:name="P2" style:family="paragraph" style:parent-style-name="Standard">
      <style:text-properties officeooo:rsid="0016237b" officeooo:paragraph-rsid="00165deb"/>
    </style:style>
    <style:style style:name="P3" style:family="paragraph" style:parent-style-name="Standard">
      <style:text-properties officeooo:rsid="0016237b" officeooo:paragraph-rsid="0016237b" fo:background-color="#fff200"/>
    </style:style>
    <style:style style:name="P4" style:family="paragraph" style:parent-style-name="Standard">
      <style:text-properties officeooo:rsid="0016237b" officeooo:paragraph-rsid="0016237b" fo:background-color="transparent"/>
    </style:style>
    <style:style style:name="P5" style:family="paragraph" style:parent-style-name="Standard">
      <style:text-properties officeooo:rsid="00165deb" officeooo:paragraph-rsid="00165deb"/>
    </style:style>
    <style:style style:name="P6" style:family="paragraph" style:parent-style-name="Standard">
      <style:text-properties officeooo:rsid="00165deb" officeooo:paragraph-rsid="0016f6c0"/>
    </style:style>
    <style:style style:name="P7" style:family="paragraph" style:parent-style-name="Standard">
      <style:text-properties officeooo:rsid="00165deb" officeooo:paragraph-rsid="0019cc91"/>
    </style:style>
    <style:style style:name="P8" style:family="paragraph" style:parent-style-name="Standard">
      <style:text-properties officeooo:rsid="0016237b" officeooo:paragraph-rsid="0016237b" fo:background-color="#ff99ff"/>
    </style:style>
    <style:style style:name="P9" style:family="paragraph" style:parent-style-name="Standard">
      <style:text-properties officeooo:rsid="00165deb" officeooo:paragraph-rsid="00165deb" fo:background-color="#ff33ff"/>
    </style:style>
    <style:style style:name="P10" style:family="paragraph" style:parent-style-name="Standard">
      <style:text-properties officeooo:rsid="0019cc91" officeooo:paragraph-rsid="0019cc91" fo:background-color="#ff33ff"/>
    </style:style>
    <style:style style:name="P11" style:family="paragraph" style:parent-style-name="Standard">
      <style:text-properties officeooo:rsid="001c30c9" officeooo:paragraph-rsid="001c30c9" fo:background-color="#ff33ff"/>
    </style:style>
    <style:style style:name="P12" style:family="paragraph" style:parent-style-name="Standard">
      <style:text-properties officeooo:rsid="0016237b" officeooo:paragraph-rsid="00165deb" fo:background-color="#ff33ff"/>
    </style:style>
    <style:style style:name="P13" style:family="paragraph" style:parent-style-name="Standard">
      <style:text-properties officeooo:rsid="00216eab" officeooo:paragraph-rsid="00216eab" fo:background-color="#ff33ff"/>
    </style:style>
    <style:style style:name="P14" style:family="paragraph" style:parent-style-name="Standard">
      <style:text-properties officeooo:rsid="001892b6" officeooo:paragraph-rsid="001892b6"/>
    </style:style>
    <style:style style:name="P15" style:family="paragraph" style:parent-style-name="Standard">
      <style:text-properties officeooo:rsid="001892b6" officeooo:paragraph-rsid="0019cc91"/>
    </style:style>
    <style:style style:name="P16" style:family="paragraph" style:parent-style-name="Standard">
      <style:text-properties officeooo:rsid="0019cc91" officeooo:paragraph-rsid="0019cc91"/>
    </style:style>
    <style:style style:name="P17" style:family="paragraph" style:parent-style-name="Standard">
      <style:text-properties officeooo:rsid="001c30c9" officeooo:paragraph-rsid="001c30c9"/>
    </style:style>
    <style:style style:name="P18" style:family="paragraph" style:parent-style-name="Standard">
      <style:text-properties officeooo:rsid="001f8d54" officeooo:paragraph-rsid="001f8d54"/>
    </style:style>
    <style:style style:name="P19" style:family="paragraph" style:parent-style-name="Standard">
      <style:text-properties officeooo:rsid="001f8d54" officeooo:paragraph-rsid="00216eab"/>
    </style:style>
    <style:style style:name="P20" style:family="paragraph" style:parent-style-name="Standard">
      <style:text-properties officeooo:rsid="00216eab" officeooo:paragraph-rsid="00216eab"/>
    </style:style>
    <style:style style:name="P21" style:family="paragraph" style:parent-style-name="Standard">
      <style:text-properties officeooo:rsid="00165deb" officeooo:paragraph-rsid="00165deb" fo:background-color="transparent"/>
    </style:style>
    <style:style style:name="P22" style:family="paragraph" style:parent-style-name="Standard">
      <style:text-properties officeooo:rsid="0022dc9c" officeooo:paragraph-rsid="0022dc9c"/>
    </style:style>
    <style:style style:name="T1" style:family="text">
      <style:text-properties officeooo:rsid="00165deb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ccff00" loext:char-shading-value="0"/>
    </style:style>
    <style:style style:name="T4" style:family="text">
      <style:text-properties fo:background-color="#66ffff" loext:char-shading-value="0"/>
    </style:style>
    <style:style style:name="T5" style:family="text">
      <style:text-properties fo:background-color="#ff99ff" loext:char-shading-value="0"/>
    </style:style>
    <style:style style:name="T6" style:family="text">
      <style:text-properties fo:background-color="#ff3333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6f6c0" fo:background-color="transparent" loext:char-shading-value="0"/>
    </style:style>
    <style:style style:name="T9" style:family="text">
      <style:text-properties officeooo:rsid="0016f6c0"/>
    </style:style>
    <style:style style:name="T10" style:family="text">
      <style:text-properties fo:background-color="#ff33ff" loext:char-shading-value="0"/>
    </style:style>
    <style:style style:name="T11" style:family="text">
      <style:text-properties officeooo:rsid="0016f6c0" fo:background-color="#ff33ff" loext:char-shading-value="0"/>
    </style:style>
    <style:style style:name="T12" style:family="text">
      <style:text-properties officeooo:rsid="0019cc91" fo:background-color="#ff33ff" loext:char-shading-value="0"/>
    </style:style>
    <style:style style:name="T13" style:family="text">
      <style:text-properties officeooo:rsid="001a4f1d" fo:background-color="#ff33ff" loext:char-shading-value="0"/>
    </style:style>
    <style:style style:name="T14" style:family="text">
      <style:text-properties officeooo:rsid="001c30c9" fo:background-color="#ff33ff" loext:char-shading-value="0"/>
    </style:style>
    <style:style style:name="T15" style:family="text">
      <style:text-properties officeooo:rsid="001892b6"/>
    </style:style>
    <style:style style:name="T16" style:family="text">
      <style:text-properties officeooo:rsid="0019cc91"/>
    </style:style>
    <style:style style:name="T17" style:family="text">
      <style:text-properties officeooo:rsid="001c30c9"/>
    </style:style>
    <style:style style:name="T18" style:family="text">
      <style:text-properties officeooo:rsid="001ddbac"/>
    </style:style>
    <style:style style:name="T19" style:family="text">
      <style:text-properties officeooo:rsid="00216e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zna lista NULL<text:line-break/>Lista <text:s text:c="10"/>l</text:p>
      <text:p text:style-name="P1">glava liste: <text:s/>l→br</text:p>
      <text:p text:style-name="P1">rep liste: <text:s text:c="4"/>l → sl</text:p>
      <text:p text:style-name="P1"/>
      <text:p text:style-name="P1">cuvamo pokazivac na prvi element liste <text:span text:style-name="T1">od n clanova</text:span></text:p>
      <text:p text:style-name="P1"/>
      <text:p text:style-name="P3">dodaj el.na poc.liste <text:s text:c="2"/>- <text:span text:style-name="T1">slozenost O(1)</text:span></text:p>
      <text:p text:style-name="P8">dodaj el.na kraj.liste <text:s text:c="2"/>- <text:span text:style-name="T1">O(n)</text:span></text:p>
      <text:p text:style-name="P4">izdvoj <text:span text:style-name="T1">(ili obrisi) </text:span>el.sa poc.liste <text:s text:c="2"/>- <text:s/><text:span text:style-name="T1">O(1)</text:span></text:p>
      <text:p text:style-name="P4">izdvoj <text:span text:style-name="T1">(ili obrisi) </text:span>el.sa kraja liste - <text:s/><text:span text:style-name="T1">O(n)</text:span></text:p>
      <text:p text:style-name="P4"/>
      <text:p text:style-name="P1">0. duzina</text:p>
      <text:p text:style-name="P1"/>
      <text:p text:style-name="P1">1. <text:span text:style-name="T2">nadovezi</text:span> dve liste u trecu listu</text:p>
      <text:p text:style-name="P1"/>
      <text:p text:style-name="P1">nadovezi([<text:span text:style-name="T3">1,2,3]</text:span> , <text:s/>[<text:span text:style-name="T4">4,5,6</text:span>] <text:s/>) = [<text:span text:style-name="T3">1,2,3</text:span>,<text:span text:style-name="T4">4,5,6</text:span>]</text:p>
      <text:p text:style-name="P1"/>
      <text:p text:style-name="P5">nadovezi(xs, ys) </text:p>
      <text:p text:style-name="P1"/>
      <text:p text:style-name="P7">1.1. prvi predlog resenja: DODAJEMO NA KRAJ <text:span text:style-name="T5">PRVE</text:span> LISTE (duzine n) <text:span text:style-name="T6">DRUGU</text:span> LISTU (duzine n) <text:s/>- <text:span text:style-name="T12">slozenost O(n^2)</text:span></text:p>
      <text:p text:style-name="P5"/>
      <text:p text:style-name="P5">- koristimo fju <text:span text:style-name="T5">dodaj_na_kraj <text:s text:c="2"/>O(n)</text:span></text:p>
      <text:p text:style-name="P5"/>
      <text:p text:style-name="P16">rekurzija po ys</text:p>
      <text:p text:style-name="P9">nadovezi_na_kraj(xs, ys):</text:p>
      <text:p text:style-name="P5">- - - ako je lista <text:span text:style-name="T6">ys prazna</text:span></text:p>
      <text:p text:style-name="P21"><text:s text:c="25"/>vrati xs</text:p>
      <text:p text:style-name="P5">- - - ako je lista <text:span text:style-name="T6">ys neprazna</text:span><text:span text:style-name="T7"> (ys ima glavu i rep, y # yss, </text:span><text:span text:style-name="T8">ys→br, ys→sl</text:span><text:span text:style-name="T7">)</text:span></text:p>
      <text:p text:style-name="P5"><text:s text:c="25"/>vrati <text:span text:style-name="T9">xs @ ys→br @ ys→sl</text:span></text:p>
      <text:p text:style-name="P5"><text:tab/><text:tab/> <text:span text:style-name="T9">vrati dodaj_na_kraj(xs, ys→br) <text:s text:c="2"/>@ ys→sl</text:span></text:p>
      <text:p text:style-name="P6"><text:tab/><text:tab/> <text:span text:style-name="T9">vrati </text:span><text:span text:style-name="T10">nadovezi_na_kraj(</text:span><text:span text:style-name="T11">dodaj_na_kraj(xs, ys→br)</text:span><text:span text:style-name="T10">, </text:span><text:span text:style-name="T11">ys→sl</text:span><text:span text:style-name="T10">)</text:span></text:p>
      <text:p text:style-name="P5"/>
      <text:p text:style-name="P14">[1,2,3,4,5,6] </text:p>
      <text:p text:style-name="P14">[1,2,3,4,5,6] []</text:p>
      <text:p text:style-name="P14">[1,2,3,4,5] [6]</text:p>
      <text:p text:style-name="P14">[1,2,3,4] [5,6]</text:p>
      <text:p text:style-name="P14">NNK([1,2,3], [4,5,6]) </text:p>
      <text:p text:style-name="P14"/>
      <text:p text:style-name="P16">1.2. DODAJEMO <text:span text:style-name="T10">CELU DRUGU LISTU</text:span> NA KRAJ PRVE LISTE,</text:p>
      <text:p text:style-name="P16">povezemo pokazivac na kraj <text:s text:c="2"/>- <text:span text:style-name="T10">O(n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1.3. <text:span text:style-name="T10">nadovezi_na_poc </text:span><text:span text:style-name="T13">NNP - O(n)</text:span></text:p>
      <text:p text:style-name="P10">uz pomoc fje dodaj_na_poc O(1)</text:p>
      <text:p text:style-name="P16"/>
      <text:p text:style-name="P5"/>
      <text:p text:style-name="P10">NNP(xs, ys)</text:p>
      <text:p text:style-name="P16">- - - ako je lista <text:span text:style-name="T6">xs prazna</text:span></text:p>
      <text:p text:style-name="P16"><text:s text:c="25"/>vrati ys</text:p>
      <text:p text:style-name="P16">- - - ako je lista <text:span text:style-name="T6">xs neprazna</text:span></text:p>
      <text:p text:style-name="P16"><text:s text:c="25"/>vrati xs→br @ xs→sl @ ys</text:p>
      <text:p text:style-name="P16"><text:tab/><text:tab/> vrati xs→br @ NNP(xs→sl, ys)</text:p>
      <text:p text:style-name="P16"><text:tab/><text:tab/> vrati <text:span text:style-name="T10">dodaj_na_poc(xs→br, NNP(xs→sl, ys))</text:span></text:p>
      <text:p text:style-name="P16"/>
      <text:p text:style-name="P16">[1] [<text:span text:style-name="T15">2</text:span>] [<text:span text:style-name="T15">3] [4,5,6]</text:span></text:p>
      <text:p text:style-name="P16">[1] [<text:span text:style-name="T15">2</text:span>] [<text:span text:style-name="T15">3] </text:span>NNP []<text:span text:style-name="T15">, [4,5,6]</text:span></text:p>
      <text:p text:style-name="P16">[1] [<text:span text:style-name="T15">2</text:span>] NNP [<text:span text:style-name="T15">3], </text:span>[]<text:span text:style-name="T15">, [4,5,6]</text:span></text:p>
      <text:p text:style-name="P16">[1] [<text:span text:style-name="T15">2</text:span>] NNP [<text:span text:style-name="T15">3], [4,5,6]</text:span></text:p>
      <text:p text:style-name="P15">[1<text:span text:style-name="T16">] NNP [</text:span>2,3], [4,5,6]</text:p>
      <text:p text:style-name="P15"><text:span text:style-name="T16">NNP </text:span>[1,2,3], [4,5,6]</text:p>
      <text:p text:style-name="P1"/>
      <text:p text:style-name="P12">2. obrni elemente liste - <text:span text:style-name="T18">O(n^2)</text:span></text:p>
      <text:p text:style-name="P2"/>
      <text:p text:style-name="P1">obrni([1,2,3]) = [3,2,1]</text:p>
      <text:p text:style-name="P1"/>
      <text:p text:style-name="P11">obrni xs =</text:p>
      <text:p text:style-name="P17">- - - ako je lista <text:span text:style-name="T6">xs prazna</text:span></text:p>
      <text:p text:style-name="P17"><text:tab/><text:tab/> <text:s/>vrati xs</text:p>
      <text:p text:style-name="P17">- - - ako je lista <text:span text:style-name="T6">xs neprazna</text:span></text:p>
      <text:p text:style-name="P17"><text:s text:c="26"/>[xs→br] [xs→sl] <text:s text:c="53"/>[1], [2,3]</text:p>
      <text:p text:style-name="P1"><text:s text:c="26"/><text:span text:style-name="T17">vrati obrni(xs→sl) @ [xs-&gt;br] <text:s text:c="32"/>[3,2] @ [1]</text:span></text:p>
      <text:p text:style-name="P1"><text:s text:c="26"/><text:span text:style-name="T17">vrati</text:span> <text:span text:style-name="T14">dodaj_na_kraj(obrni(xs→sl), xs→br)</text:span></text:p>
      <text:p text:style-name="P1"><text:tab/><text:tab/> <text:s text:c="2"/><text:span text:style-name="T17">ILI <text:s text:c="2"/>nadovezi(obrni(xs→sl), dodaj_na_poc(xs→br, []))</text:span></text:p>
      <text:p text:style-name="P1"/>
      <text:p text:style-name="P18">dod_na_kraj [1] dodaj_na_kraj [2] dodaj_na_kraj [3] []</text:p>
      <text:p text:style-name="P18">dod_na_kraj [1] dodaj_na_kraj [2] dodaj_na_kraj [3] OBR[]</text:p>
      <text:p text:style-name="P18">dod_na_kraj [1] dodaj_na_kraj [2] OBR [3]</text:p>
      <text:p text:style-name="P18">dod_na_kraj [1] OBR [2,3]</text:p>
      <text:p text:style-name="P18">OBR([1,2,3])</text:p>
      <text:p text:style-name="P18"/>
      <text:p text:style-name="P18">3. obrni elemente liste O(n)</text:p>
      <text:p text:style-name="P18"/>
      <text:p text:style-name="P18">ne smemo da koristimo dodaj_na_kraj O(n)</text:p>
      <text:p text:style-name="P18">samo smemo da koristimo dodaj_na_poc O(1) <text:s text:c="2"/>--- <text:span text:style-name="T19">zapisujemo kao #</text:span></text:p>
      <text:p text:style-name="P18"/>
      <text:p text:style-name="P18"><text:s text:c="12"/>[3] [] <text:s text:c="5"/>zapamti da se [3] dod.na poc <text:s text:c="41"/>[3] # [2] # [1] # zs <text:s text:c="2"/><text:span text:style-name="T19">= [3,2,1]</text:span></text:p>
      <text:p text:style-name="P18"><text:s text:c="6"/>[2] [3] <text:s text:c="9"/>zapamti da se [2] dod.na poc <text:s text:c="41"/>[2] # [1] # zs <text:s text:c="11"/><text:span text:style-name="T19">= [2,1]</text:span></text:p>
      <text:p text:style-name="P18">[1] [2,3] <text:s text:c="12"/>zapamti da se [1] dod.na poc neke liste zs <text:s text:c="2"/>dobijete <text:s text:c="4"/>[1] # zs <text:s text:c="20"/><text:span text:style-name="T19">= [1]</text:span></text:p>
      <text:p text:style-name="P18">[1,2,3]</text:p>
      <text:p text:style-name="P18"/>
      <text:p text:style-name="P20">zs = []</text:p>
      <text:p text:style-name="P20"/>
      <text:p text:style-name="P13">obrni_linearno(xs) = obrni_rek_O_n(xs, [])</text:p>
      <text:p text:style-name="P20"/>
      <text:p text:style-name="P20"><text:soft-page-break/>rekurzivnu fju slozenosti O(n)</text:p>
      <text:p text:style-name="P20"><text:span text:style-name="T10">obrni_rek_O_n(xs, zs) <text:s/></text:span>= </text:p>
      <text:p text:style-name="P20">- - - ako je <text:span text:style-name="T6">xs prazna</text:span> lista</text:p>
      <text:p text:style-name="P20"><text:s text:c="22"/>vrati zs</text:p>
      <text:p text:style-name="P20">- - - ako je <text:span text:style-name="T6">xs neprazna</text:span> lista</text:p>
      <text:p text:style-name="P20"><text:s text:c="22"/>[xs→br] [xs→sl] zs</text:p>
      <text:p text:style-name="P20"><text:s text:c="22"/>vrati obrni_rek_O_n ([xs→sl] , <text:s/>([xs→br] # zs))</text:p>
      <text:p text:style-name="P20"><text:s text:c="22"/>vrati <text:span text:style-name="T10">obrni_rek_O_n ([xs→sl] , <text:s/>dodaj_na_poc([xs→br], zs))</text:span></text:p>
      <text:p text:style-name="P19"/>
      <text:p text:style-name="P18"/>
      <text:p text:style-name="P18"/>
      <text:p text:style-name="P22">Ovi primeri nisu obavezni za spremanje kursa, pre mogu da se koriste za uvezbavanje rekurzija sa listama. Inspiracija za ove primere preuzeta sa kursa Uvod u interaktivno dokazivanje teorema: </text:p>
      <text:p text:style-name="P22"><text:a xlink:type="simple" xlink:href="http://poincare.matf.bg.ac.rs/~sana//uidt.htm" text:style-name="Internet_20_link" text:visited-style-name="Visited_20_Internet_20_Link">http://poincare.matf.bg.ac.rs/~sana//uidt.htm</text:a></text:p>
      <text:p text:style-name="P22"><text:a xlink:type="simple" xlink:href="http://poincare.matf.bg.ac.rs/~sana//uidt/uidt.pdf" text:style-name="Internet_20_link" text:visited-style-name="Visited_20_Internet_20_Link">http://poincare.matf.bg.ac.rs/~sana//uidt/uidt.pdf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6:48:20.818051999</meta:creation-date>
    <dc:date>2024-05-20T17:06:45.912938807</dc:date>
    <meta:editing-duration>PT28M1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456" meta:character-count="3282" meta:non-whitespace-character-count="2324"/>
  </office:meta>
</office:document-meta>
</file>